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5a9" officeooo:paragraph-rsid="001475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b61" officeooo:paragraph-rsid="0018db61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475a9" officeooo:paragraph-rsid="001475a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55fd9" officeooo:paragraph-rsid="00155fd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aef31" officeooo:paragraph-rsid="001aef3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b455d" officeooo:paragraph-rsid="001b455d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e3340" officeooo:paragraph-rsid="001e3340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d2099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d2099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1d2099"/>
    </style:style>
    <style:style style:name="P1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5e8e0" officeooo:paragraph-rsid="0015e8e0" style:font-weight-asian="normal" style:font-weight-complex="normal"/>
    </style:style>
    <style:style style:name="T1" style:family="text">
      <style:text-properties officeooo:rsid="001701f0"/>
    </style:style>
    <style:style style:name="T2" style:family="text">
      <style:text-properties officeooo:rsid="0019ea13"/>
    </style:style>
    <style:style style:name="T3" style:family="text">
      <style:text-properties fo:font-weight="bold" officeooo:rsid="001d2099" style:font-weight-asian="bold" style:font-weight-complex="bold"/>
    </style:style>
    <style:style style:name="T4" style:family="text">
      <style:text-properties fo:font-weight="normal" officeooo:rsid="001d2099" style:font-weight-asian="normal" style:font-weight-complex="normal"/>
    </style:style>
    <style:style style:name="T5" style:family="text">
      <style:text-properties fo:font-weight="normal" officeooo:rsid="0018db61" style:font-weight-asian="normal" style:font-weight-complex="normal"/>
    </style:style>
    <style:style style:name="T6" style:family="text">
      <style:text-properties officeooo:rsid="001d20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Log</text:p>
      <text:p text:style-name="P1"/>
      <text:list xml:id="list3584117545" text:style-name="L1">
        <text:list-item>
          <text:p text:style-name="P3">$rails new skygear -d postgresql</text:p>
        </text:list-item>
        <text:list-item>
          <text:p text:style-name="P3">connect database in database.yml</text:p>
        </text:list-item>
        <text:list-item>
          <text:p text:style-name="P3">$rails <text:a xlink:type="simple" xlink:href="db:create" text:style-name="Internet_20_link" text:visited-style-name="Visited_20_Internet_20_Link">db:create</text:a></text:p>
        </text:list-item>
        <text:list-item>
          <text:p text:style-name="P3">$rails s</text:p>
        </text:list-item>
        <text:list-item>
          <text:p text:style-name="P3">$rails g controller Pages about contact</text:p>
        </text:list-item>
        <text:list-item>
          <text:p text:style-name="P5">Git commit</text:p>
        </text:list-item>
        <text:list-item>
          <text:p text:style-name="P4">Edit contact page to display email and copyright</text:p>
        </text:list-item>
        <text:list-item>
          <text:p text:style-name="P4">Edit about page</text:p>
        </text:list-item>
        <text:list-item>
          <text:p text:style-name="P5">Git commit </text:p>
        </text:list-item>
        <text:list-item>
          <text:p text:style-name="P5">Add<text:span text:style-name="T1">ed</text:span> two links at the top of each page</text:p>
        </text:list-item>
        <text:list-item>
          <text:p text:style-name="P5">Clean<text:span text:style-name="T1">ed</text:span> up code by moving repetitive content <text:span text:style-name="T2">(links)</text:span> into Application Layout file</text:p>
        </text:list-item>
        <text:list-item>
          <text:p text:style-name="P7">Created git branch “listings” where I will build the listings app feature</text:p>
        </text:list-item>
        <text:list-item>
          <text:p text:style-name="P7">$git branch</text:p>
        </text:list-item>
        <text:list-item>
          <text:p text:style-name="P7">$git checkout -b listings</text:p>
        </text:list-item>
        <text:list-item>
          <text:p text:style-name="P7">$git branch (to double check branch change was succesful)</text:p>
        </text:list-item>
        <text:list-item>
          <text:p text:style-name="P8">(create home page where users can upload individual product listings)</text:p>
        </text:list-item>
        <text:list-item>
          <text:p text:style-name="P8"/>
        </text:list-item>
      </text:list>
      <text:p text:style-name="P6"/>
      <text:p text:style-name="P6"/>
      <text:p text:style-name="P6"/>
      <text:p text:style-name="P13"/>
      <text:p text:style-name="P6"/>
      <text:p text:style-name="P6"/>
      <text:p text:style-name="P2">Questions</text:p>
      <text:p text:style-name="P2"/>
      <text:list xml:id="list1880729709" text:style-name="L2">
        <text:list-item>
          <text:p text:style-name="P10"><text:span text:style-name="T5">I used ‘url’ for the links, but I notice ‘path’ also works. Which one is correct? </text:span><text:span text:style-name="T3">Use ‘_path’ in views and ‘_url’ in the controller</text:span></text:p>
        </text:list-item>
        <text:list-item>
          <text:p text:style-name="P9"/>
        </text:list-item>
      </text:list>
      <text:list xml:id="list656024270" text:style-name="L3">
        <text:list-header>
          <text:p text:style-name="P11"><text:span text:style-name="T4"/></text:p>
        </text:list-header>
      </text:list>
      <text:list xml:id="list3986287649" text:style-name="L4">
        <text:list-header>
          <text:p text:style-name="P12"><text:span text:style-name="T4"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1:34.682611101</meta:creation-date>
    <meta:generator>LibreOffice/6.0.7.3$Linux_X86_64 LibreOffice_project/00m0$Build-3</meta:generator>
    <dc:date>2019-10-28T09:20:11.882119179</dc:date>
    <meta:editing-duration>PT5M56S</meta:editing-duration>
    <meta:editing-cycles>2</meta:editing-cycles>
    <meta:document-statistic meta:table-count="0" meta:image-count="0" meta:object-count="0" meta:page-count="1" meta:paragraph-count="23" meta:word-count="140" meta:character-count="769" meta:non-whitespace-character-count="666"/>
  </office:meta>
</office:document-meta>
</file>